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2fc214" officeooo:paragraph-rsid="002fc214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337028" officeooo:paragraph-rsid="00337028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337028" officeooo:paragraph-rsid="003f6e8b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337028" officeooo:paragraph-rsid="0033702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337028" officeooo:paragraph-rsid="00337028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font-weight="normal" officeooo:rsid="00344afd" officeooo:paragraph-rsid="004ac34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337028" officeooo:paragraph-rsid="004ac34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officeooo:rsid="00337028" officeooo:paragraph-rsid="00337028" style:font-size-asian="12.25pt" style:font-size-complex="14pt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Liberation Serif" fo:font-size="14pt" fo:font-weight="normal" officeooo:rsid="00fa2459" officeooo:paragraph-rsid="004ac349" style:font-size-asian="12.25pt" style:font-weight-asian="normal" style:font-size-complex="14pt" style:font-weight-complex="normal"/>
    </style:style>
    <style:style style:name="T1" style:family="text">
      <style:text-properties officeooo:rsid="00337028"/>
    </style:style>
    <style:style style:name="T2" style:family="text">
      <style:text-properties officeooo:rsid="00344afd"/>
    </style:style>
    <style:style style:name="T3" style:family="text">
      <style:text-properties officeooo:rsid="02dee1fe"/>
    </style:style>
    <style:style style:name="T4" style:family="text">
      <style:text-properties officeooo:rsid="0097dc86"/>
    </style:style>
    <style:style style:name="T5" style:family="text">
      <style:text-properties officeooo:rsid="00273ce3"/>
    </style:style>
    <style:style style:name="T6" style:family="text">
      <style:text-properties officeooo:rsid="02e065a0"/>
    </style:style>
    <style:style style:name="T7" style:family="text">
      <style:text-properties officeooo:rsid="0035034f"/>
    </style:style>
    <style:style style:name="T8" style:family="text">
      <style:text-properties officeooo:rsid="00352c95"/>
    </style:style>
    <style:style style:name="T9" style:family="text">
      <style:text-properties officeooo:rsid="0036c3c7"/>
    </style:style>
    <style:style style:name="T10" style:family="text">
      <style:text-properties officeooo:rsid="0037ebec"/>
    </style:style>
    <style:style style:name="T11" style:family="text">
      <style:text-properties officeooo:rsid="003815b5"/>
    </style:style>
    <style:style style:name="T12" style:family="text">
      <style:text-properties officeooo:rsid="003979ef"/>
    </style:style>
    <style:style style:name="T13" style:family="text">
      <style:text-properties officeooo:rsid="003b1c5d"/>
    </style:style>
    <style:style style:name="T14" style:family="text">
      <style:text-properties officeooo:rsid="003ca7a5"/>
    </style:style>
    <style:style style:name="T15" style:family="text">
      <style:text-properties officeooo:rsid="003e9c3c"/>
    </style:style>
    <style:style style:name="T16" style:family="text">
      <style:text-properties officeooo:rsid="003f39a8"/>
    </style:style>
    <style:style style:name="T17" style:family="text">
      <style:text-properties officeooo:rsid="004008ac"/>
    </style:style>
    <style:style style:name="T18" style:family="text">
      <style:text-properties officeooo:rsid="00415930"/>
    </style:style>
    <style:style style:name="T19" style:family="text">
      <style:text-properties officeooo:rsid="00428370"/>
    </style:style>
    <style:style style:name="T20" style:family="text">
      <style:text-properties officeooo:rsid="0042e6af"/>
    </style:style>
    <style:style style:name="T21" style:family="text">
      <style:text-properties officeooo:rsid="0044a9b0"/>
    </style:style>
    <style:style style:name="T22" style:family="text">
      <style:text-properties officeooo:rsid="00468ae3"/>
    </style:style>
    <style:style style:name="T23" style:family="text">
      <style:text-properties officeooo:rsid="00499e9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тзыв</text:p>
      <text:p text:style-name="P4">о дипломной работе студента-выпускника</text:p>
      <text:p text:style-name="P4">5 курса специальности «Компьютерная физика»</text:p>
      <text:p text:style-name="P4">Задернюка Виталия Александровича</text:p>
      <text:p text:style-name="P4">«Компьютерное моделирование механических процессов (двойной маятник)»</text:p>
      <text:p text:style-name="P7"><text:tab/><text:span text:style-name="T8">Повышение степени доступности и качества физического образования в условиях перераспределения аудиторных часов между традиционными предметами и новыми дисциплинами, повышени</text:span><text:span text:style-name="T12">е</text:span><text:span text:style-name="T8"> доли управляемой самостоятельной работы студентов в сумме часов по дисциплине, развития дистанционного обучения требует </text:span><text:span text:style-name="T12">разработки, обоснования и использования новых педагогических методик, в том числе опирающихся на современные компьютерные технологии.</text:span><text:span text:style-name="T8"> </text:span></text:p>
      <text:p text:style-name="P7"><text:span text:style-name="T9"><text:tab/>В дипломной работе Задернюка В.А. </text:span><text:span text:style-name="T17">рассматриваются</text:span><text:span text:style-name="T11"> вопросы применения компьютерного моделирования в образовательном процессе,</text:span><text:span text:style-name="T9"> </text:span><text:span text:style-name="T18">исследуются аспекты</text:span><text:span text:style-name="T11"> создания</text:span><text:span text:style-name="T10"> компьютерн</text:span><text:span text:style-name="T11">ой</text:span><text:span text:style-name="T10"> модел</text:span><text:span text:style-name="T11">и двойного маятника, </text:span><text:span text:style-name="T18">а также </text:span><text:span text:style-name="T11">инструментарий, который </text:span><text:span text:style-name="T14">может быть использован для эффективной реализации компьютерных моделей </text:span><text:span text:style-name="T18">и</text:span><text:span text:style-name="T14"> других физических процессов</text:span><text:span text:style-name="T11">.</text:span></text:p>
      <text:p text:style-name="P5"><text:tab/><text:span text:style-name="T2">Задернюк</text:span><text:span text:style-name="T19">у</text:span><text:span text:style-name="T2"> В.А. были поставлены </text:span><text:span text:style-name="T15">следующие</text:span><text:span text:style-name="T2"> основные задачи:</text:span></text:p>
      <text:list xml:id="list608839292" text:style-name="L1">
        <text:list-item>
          <text:p text:style-name="P6">разобраться в устройстве и принципах <text:span text:style-name="T20">действия</text:span> двойного маятника;</text:p>
        </text:list-item>
        <text:list-item>
          <text:p text:style-name="P9"><text:span text:style-name="T2">о</text:span><text:span text:style-name="T4">предел</text:span><text:span text:style-name="T2">ить </text:span><text:span text:style-name="T16">набор </text:span><text:span text:style-name="T21">программных</text:span><text:span text:style-name="T4"> инструментов, </text:span><text:span text:style-name="T5">пригодн</text:span><text:span text:style-name="T2">ый</text:span><text:span text:style-name="T5"> для разработки </text:span><text:span text:style-name="T3">моделей </text:span><text:span text:style-name="T6">как</text:span><text:span text:style-name="T3"> механических, так</text:span><text:span text:style-name="T5"> любых других физических </text:span><text:span text:style-name="T3">процессов</text:span><text:span text:style-name="T5">, требующ</text:span><text:span text:style-name="T2">ий</text:span><text:span text:style-name="T5"> </text:span><text:span text:style-name="T2">при этом </text:span><text:span text:style-name="T5">минимальн</text:span><text:span text:style-name="T22">ого</text:span><text:span text:style-name="T5"> потреблени</text:span><text:span text:style-name="T22">я</text:span><text:span text:style-name="T5"> вычислительных ресурсов, обладающ</text:span><text:span text:style-name="T2">ий</text:span><text:span text:style-name="T5"> высокой переносимостью и разрабатываем</text:span><text:span text:style-name="T2">ый</text:span><text:span text:style-name="T5"> под свободными лицензиями</text:span><text:span text:style-name="T3">;</text:span></text:p>
        </text:list-item>
        <text:list-item>
          <text:p text:style-name="P9"><text:span text:style-name="T2">реализовать программу визуализации колебаний двойного маятника.</text:span></text:p>
        </text:list-item>
      </text:list>
      <text:p text:style-name="P1"><text:tab/><text:span text:style-name="T1">Со всеми этими задачами с</text:span><text:span text:style-name="T7">т</text:span><text:span text:style-name="T1">удент успешно справился. При выполнении работы проявил высокий уровень самостоятельности. </text:span><text:span text:style-name="T23">Выступал с докладом на студенческой конференции, имеет одну публикацию.</text:span></text:p>
      <text:p text:style-name="P1"><text:tab/><text:span text:style-name="T1">Учитывая вышесказанное, считаю, что дипломная работа Задернюка В.А. «Компьютерное моделирование механических процессов (двойной маятник)» заслуживает оценки _____________.</text:span></text:p>
      <text:p text:style-name="P2"/>
      <text:p text:style-name="P2"/>
      <text:p text:style-name="P2">Научный руководитель <text:s text:c="71"/></text:p>
      <text:p text:style-name="P2">профессор кафедры общей</text:p>
      <text:p text:style-name="P2">и теоретической физики,</text:p>
      <text:p text:style-name="P2">доктор физико-математических</text:p>
      <text:p text:style-name="P3">наук, профессор <text:s text:c="81"/>В.А. Плетюхов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13.522482384</meta:creation-date>
    <dc:date>2022-06-17T15:33:31.517275048</dc:date>
    <meta:editing-duration>PT2H17M10S</meta:editing-duration>
    <meta:editing-cycles>39</meta:editing-cycles>
    <meta:generator>LibreOffice/7.3.4.2$Linux_X86_64 LibreOffice_project/30$Build-2</meta:generator>
    <meta:document-statistic meta:table-count="0" meta:image-count="0" meta:object-count="0" meta:page-count="1" meta:paragraph-count="18" meta:word-count="211" meta:character-count="2051" meta:non-whitespace-character-count="1702"/>
  </office:meta>
</office:document-meta>
</file>